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text-properties fo:color="#ff00ff" fo:font-weight="bold" style:font-weight-asian="bold"/>
    </style:style>
    <style:style style:name="P6" style:family="paragraph" style:parent-style-name="Standard">
      <style:text-properties fo:color="#ff00ff"/>
    </style:style>
    <style:style style:name="P7" style:family="paragraph" style:parent-style-name="Standard">
      <style:paragraph-properties fo:orphans="0" fo:widows="0"/>
      <style:text-properties fo:color="#ff00ff"/>
    </style:style>
    <style:style style:name="P8" style:family="paragraph" style:parent-style-name="Standard">
      <style:text-properties fo:color="#4a86e8" fo:font-weight="bold" style:font-weight-asian="bold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>
      <style:paragraph-properties fo:margin-left="0.5in" fo:margin-right="0in" fo:text-indent="0in" style:auto-text-indent="false"/>
    </style:style>
    <style:style style:name="P22" style:family="paragraph" style:parent-style-name="Standard" style:list-style-name="WWNum3">
      <style:paragraph-properties fo:margin-left="1in" fo:margin-right="0in" fo:text-indent="-0.25in" style:auto-text-indent="false"/>
    </style:style>
    <style:style style:name="P23" style:family="paragraph" style:parent-style-name="Standard" style:list-style-name="WWNum9">
      <style:paragraph-properties fo:margin-left="1in" fo:margin-right="0in" fo:text-indent="-0.25in" style:auto-text-indent="false"/>
    </style:style>
    <style:style style:name="P24" style:family="paragraph" style:parent-style-name="Standard" style:master-page-name="Standard">
      <style:paragraph-properties fo:orphans="0" fo:widows="0" style:page-number="1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size="11.5pt" fo:font-weight="bold" fo:background-color="#f8f8f8" loext:char-shading-value="0" style:font-size-asian="11.5pt" style:font-weight-asian="bold" style:font-size-complex="11.5pt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ff00ff" fo:font-size="8pt" style:font-size-asian="8pt" style:font-size-complex="8pt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LWDW <text:s/>- </text:span><text:span text:style-name="T2">185 <text:s text:c="2"/></text:span></text:p>
      <text:p text:style-name="P1"><text:span text:style-name="T7">Colour key - </text:span><text:span text:style-name="T8">Venn</text:span><text:span text:style-name="T7"> </text:span><text:span text:style-name="T12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09" text:visited-style-name="ListLabel_20_109"><text:span text:style-name="T15">https://meet.jit.si/jordan9000#config.disableAP=true&amp;config.disableAEC=true&amp;config.disableAGC=true</text:span></text:a></text:p>
      <text:p text:style-name="P4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09" text:visited-style-name="ListLabel_20_109"><text:span text:style-name="T15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5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5" svg:width="0.0012in" svg:height="0.0213in"><text:p/></draw:rect></text:p>
      <text:p text:style-name="P1"><text:span text:style-name="T17">Post story suggestions </text:span><text:span text:style-name="T18">HAR</text:span><text:span text:style-name="T19">!</text:span></text:p>
      <text:p text:style-name="P1">1.</text:p>
      <text:p text:style-name="P1">2.</text:p>
      <text:p text:style-name="P1">3.</text:p>
      <text:p text:style-name="P1">4.</text:p>
      <text:p text:style-name="P1"><text:soft-page-break/>5.</text:p>
      <text:p text:style-name="P1"/>
      <text:p text:style-name="P1"><draw:rect text:anchor-type="as-char" style:rel-width="100%" draw:z-index="2" draw:style-name="gr1" draw:text-style-name="P25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4"/>
      <text:p text:style-name="P1"><draw:rect text:anchor-type="as-char" style:rel-width="100%" draw:z-index="3" draw:style-name="gr1" draw:text-style-name="P25" svg:width="0.0012in" svg:height="0.0213in"><text:p/></draw:rect></text:p>
      <text:p text:style-name="P1"><text:span text:style-name="T7">What we’re up to :</text:span></text:p>
      <text:p text:style-name="P1"><text:span text:style-name="T7">V - </text:span></text:p>
      <text:p text:style-name="P1"><text:span text:style-name="T7">J - <text:s/>Had a wonderful time at Open Source Summit San Diego, where I met lots of great developers from the Linux community, including from the Academy Software Foundation, Collabora, RISC-V Foundation . . . And I made contacts for future interviews here on LWDW!</text:span></text:p>
      <text:p text:style-name="P1"><text:span text:style-name="T7">P - </text:span></text:p>
      <text:p text:style-name="Standard"><draw:rect text:anchor-type="as-char" style:rel-width="100%" draw:z-index="4" draw:style-name="gr1" draw:text-style-name="P25" svg:width="0.0012in" svg:height="0.0213in"><text:p/></draw:rect></text:p>
      <text:p text:style-name="Standard">News</text:p>
      <text:p text:style-name="Standard"/>
      <text:p text:style-name="Standard"><text:span text:style-name="T3">28 years of Linux</text:span></text:p>
      <text:p text:style-name="Standard"><text:a xlink:type="simple" xlink:href="https://groups.google.com/forum/m/#!msg/comp.os.minix/dlNtH7RRrGA/SwRavCzVE7gJ" text:style-name="ListLabel_20_110" text:visited-style-name="ListLabel_20_110"><text:span text:style-name="T16">https://groups.google.com/forum/m/#!msg/comp.os.minix/dlNtH7RRrGA/SwRavCzVE7gJ</text:span></text:a></text:p>
      <text:list xml:id="list2657313289" text:style-name="WWNum8">
        <text:list-item>
          <text:p text:style-name="P9"><text:span text:style-name="T4">On Sunday August 25th, Linux turned 28 years old!</text:span></text:p>
        </text:list-item>
        <text:list-item>
          <text:p text:style-name="P9"><text:span text:style-name="T4">Linus Benedict Torvalds asks "What would you like to see most in minix?" with the announcement of his free operating system that is "(just a hobby, won't be big and</text:span></text:p>
        </text:list-item>
      </text:list>
      <text:p text:style-name="P21"><text:span text:style-name="T4">professional like gnu)". And the rest is history . . .</text:span></text:p>
      <text:list xml:id="list222854011939915" text:continue-numbering="true" text:style-name="WWNum8">
        <text:list-item>
          <text:p text:style-name="P9"><text:span text:style-name="T4">I read this every year at least once, on Linux's birthday.</text:span></text:p>
        </text:list-item>
        <text:list-item>
          <text:p text:style-name="P9"><text:soft-page-break/><text:span text:style-name="T9">It’s been interesting watching a hobby OS grow into something that can do this show. <text:s/></text:span></text:p>
        </text:list-item>
        <text:list-item>
          <text:p text:style-name="P9"><text:span text:style-name="T9">Things were rocky at first but by the mid-2000’s we had a perfectly functional desktop OS. </text:span></text:p>
        </text:list-item>
        <text:list-item>
          <text:p text:style-name="P9"><text:span text:style-name="T13">And now we have an OS which runs applications for other OSes with a significant performance improvement over those native systems.</text:span></text:p>
        </text:list-item>
        <text:list-item>
          <text:p text:style-name="P9"><text:span text:style-name="T13">We also have a Kernel which runs most of the world’s phones, most of the world’s servers… basically, most of the world!</text:span></text:p>
        </text:list-item>
        <text:list-item>
          <text:p text:style-name="P9"><text:span text:style-name="T9">And 28 years later we still have people desperate to find an excuse not to run Linux. </text:span></text:p>
        </text:list-item>
        <text:list-item>
          <text:p text:style-name="P9"><text:span text:style-name="T9">I’m not talking about those of you who simply don’t wanna, we’re cool. </text:span></text:p>
        </text:list-item>
        <text:list-item>
          <text:p text:style-name="P9"><text:span text:style-name="T9">I’m talking about the never ending “I would run Linux if ______” crowd. </text:span></text:p>
        </text:list-item>
      </text:list>
      <text:p text:style-name="P5"/>
      <text:p text:style-name="Standard"><text:span text:style-name="T8">28 Linux facts</text:span></text:p>
      <text:p text:style-name="Standard"><text:a xlink:type="simple" xlink:href="https://www.redhat.com/en/blog/28-facts-about-linux-its-28th-birthday" text:style-name="ListLabel_20_110" text:visited-style-name="ListLabel_20_110"><text:span text:style-name="T16">https://www.redhat.com/en/blog/28-facts-about-linux-its-28th-birthday</text:span></text:a></text:p>
      <text:list xml:id="list547462876" text:style-name="WWNum7">
        <text:list-item>
          <text:p text:style-name="P10"><text:span text:style-name="T9">Tuz.</text:span><text:span text:style-name="T4"> </text:span></text:p>
        </text:list-item>
        <text:list-item>
          <text:p text:style-name="P10"><text:span text:style-name="T4">I always wanted a stuffed Tuz, and had seen one at SCaLE 7x.</text:span></text:p>
        </text:list-item>
        <text:list-item>
          <text:p text:style-name="P10"><text:span text:style-name="T4">Without Linux the social development platform Git would have not existed.</text:span></text:p>
        </text:list-item>
        <text:list-item>
          <text:p text:style-name="P10"><text:span text:style-name="T4">I used Loadlin to boot Linux from DOS frequently, and still have it installed on several of my machines.</text:span></text:p>
        </text:list-item>
        <text:list-item>
          <text:p text:style-name="P10"><text:span text:style-name="T4">Then came LILO, the Linux Loader, which is still my favorite boot loader of all time. <text:s/>Still prefer it over GRUB, but of course, GRUB is king.</text:span></text:p>
        </text:list-item>
        <text:list-item>
          <text:p text:style-name="P10"><text:span text:style-name="T13">And there’s now close to 12’000 games on Steam which work on Linux.</text:span></text:p>
        </text:list-item>
        <text:list-item>
          <text:p text:style-name="P10"><text:span text:style-name="T13">The Dell Precision Xeon Processor has a score of 5808 Bogomips.</text:span></text:p>
        </text:list-item>
        <text:list-item>
          <text:p text:style-name="P10"><text:span text:style-name="T13">The 3700X scores 7186.</text:span></text:p>
        </text:list-item>
      </text:list>
      <text:p text:style-name="Standard"/>
      <text:p text:style-name="Standard"><text:span text:style-name="T12">Adélie Linux 1.0-BETA4</text:span></text:p>
      <text:p text:style-name="Standard"><text:a xlink:type="simple" xlink:href="https://adelie.blog/2019/08/22/adelie-linux-1-0-beta4-released/" text:style-name="ListLabel_20_110" text:visited-style-name="ListLabel_20_110"><text:span text:style-name="T16">https://adelie.blog/2019/08/22/adelie-linux-1-0-beta4-released/</text:span></text:a></text:p>
      <text:list xml:id="list2847141495" text:style-name="WWNum3">
        <text:list-item>
          <text:p text:style-name="P11"><text:soft-page-break/><text:span text:style-name="T13">Posix compliant distribution Adelie, is up to Beta 4.</text:span></text:p>
        </text:list-item>
        <text:list-item>
          <text:p text:style-name="P11"><text:span text:style-name="T13">Basically the goal of this distribution is to support as much hardware with the available packages as possible.</text:span></text:p>
        </text:list-item>
        <text:list-item>
          <text:p text:style-name="P11"><text:span text:style-name="T13">Yes, that includes 32 and 64 bit PPC and 32bit x86.</text:span></text:p>
        </text:list-item>
        <text:list-item>
          <text:p text:style-name="P11"><text:span text:style-name="T13">This beta brings Thunderchicken and Foxfire 68 to all the aforementioned architectures.</text:span></text:p>
        </text:list-item>
        <text:list-item>
          <text:p text:style-name="P11"><text:span text:style-name="T13">This is exactly the kind of project that needs to exist with all other distros dropping support for the older architectures.</text:span></text:p>
        </text:list-item>
        <text:list-item>
          <text:p text:style-name="P11"><text:span text:style-name="T13">Also, they claim they can run Plasma 5 on less than 384MB of RAM, all I ask is: Is that just Plasma or the whole session?</text:span></text:p>
          <text:list>
            <text:list-item>
              <text:p text:style-name="P22"><text:span text:style-name="T13">Because if it’s just Plasma, I can do that too.</text:span></text:p>
            </text:list-item>
          </text:list>
        </text:list-item>
        <text:list-item>
          <text:p text:style-name="P11"><text:span text:style-name="T4">Am looking forward to playing with this distro on my 32-bit PowerPC amd 64-bit PowerPC iMacs and Power Macs. <text:s/>Actually already burned a live CD just for that purpose.</text:span></text:p>
        </text:list-item>
        <text:list-item>
          <text:p text:style-name="P11"><text:span text:style-name="T4">And yes, it fit on a live CD, because it is only 330Megs in size!</text:span></text:p>
        </text:list-item>
      </text:list>
      <text:p text:style-name="Standard"/>
      <text:p text:style-name="Standard"><text:span text:style-name="T7"><office:annotation office:name="__Annotation__82_977597408"><dc:creator>Katana Steel</dc:creator><dc:date>2019-08-27T22:38:59</dc:date><text:p><text:span text:style-name="T20">Landed in Debian Testing 08/27 mostly.</text:span></text:p><text:p><text:span text:style-name="T20">Only parts missing are panel and settings for now, which has just a few more days before migration from sid to testing</text:span></text:p></office:annotation></text:span><text:span text:style-name="T7">XFCE 4.14</text:span><office:annotation-end office:name="__Annotation__82_977597408"/></text:p>
      <text:p text:style-name="Standard"><text:a xlink:type="simple" xlink:href="https://simon.shimmerproject.org/2019/08/21/xfce-4-14-released-yeah-like-a-week-ago/" text:style-name="ListLabel_20_110" text:visited-style-name="ListLabel_20_110"><text:span text:style-name="T16">https://simon.shimmerproject.org/2019/08/21/xfce-4-14-released-yeah-like-a-week-ago/</text:span></text:a></text:p>
      <text:list xml:id="list1739439693" text:style-name="WWNum5">
        <text:list-item>
          <text:p text:style-name="P12"><text:span text:style-name="T9">Planning on getting things back on track for 2020. </text:span></text:p>
        </text:list-item>
        <text:list-item>
          <text:p text:style-name="P12"><text:span text:style-name="T9">Sticking to that 6 month release cycle. </text:span></text:p>
        </text:list-item>
        <text:list-item>
          <text:p text:style-name="P12"><text:span text:style-name="T9">Don’t expect Wayland or GTK4. </text:span></text:p>
        </text:list-item>
        <text:list-item>
          <text:p text:style-name="P12"><text:span text:style-name="T9">Feeling cute, might switch to gitlab later. </text:span></text:p>
        </text:list-item>
        <text:list-item>
          <text:p text:style-name="P12"><text:span text:style-name="T9">Had to make some site changes.</text:span><text:span text:style-name="T4"> </text:span></text:p>
        </text:list-item>
        <text:list-item>
          <text:p text:style-name="P12"><text:span text:style-name="T4">Congratulations to Simon Steinbeiss and his team for a great stable release of XFCE 4.14!</text:span></text:p>
        </text:list-item>
        <text:list-item>
          <text:p text:style-name="P12"><text:span text:style-name="T13">Having used it in the Dell Precision with Fedora, I can say that for that use case it’s pretty much baked.</text:span></text:p>
        </text:list-item>
        <text:list-item>
          <text:p text:style-name="P12"><text:span text:style-name="T13">Even the compositor works properly!</text:span></text:p>
        </text:list-item>
      </text:list>
      <text:p text:style-name="Standard"/>
      <text:p text:style-name="Standard"><text:soft-page-break/><text:span text:style-name="T3">Enlightenment 23</text:span></text:p>
      <text:p text:style-name="Standard"><text:a xlink:type="simple" xlink:href="https://www.enlightenment.org/news/e23_release" text:style-name="ListLabel_20_110" text:visited-style-name="ListLabel_20_110"><text:span text:style-name="T16">https://www.enlightenment.og/news/e23_release</text:span></text:a></text:p>
      <text:list xml:id="list2896865001" text:style-name="WWNum4">
        <text:list-item>
          <text:p text:style-name="P13"><text:span text:style-name="T4">One of my favorite window managers has a new release, Enlightenment is now 23!</text:span></text:p>
        </text:list-item>
        <text:list-item>
          <text:p text:style-name="P13"><text:span text:style-name="T4">The Enlightenment Foundation Libraries based Rage Video and Media Player gets upgraded in the E23 release.</text:span></text:p>
        </text:list-item>
        <text:list-item>
          <text:p text:style-name="P13"><text:span text:style-name="T4">Lots of improvements to Wayland, since being used as the compositor for almost two years.</text:span></text:p>
        </text:list-item>
        <text:list-item>
          <text:p text:style-name="P13"><text:span text:style-name="T4">As I have talked about before on LWDW, some of the reasons I love this desktop so much is because how memory efficient and fast and nimble it is for being so beautiful!</text:span></text:p>
        </text:list-item>
        <text:list-item>
          <text:p text:style-name="P13"><text:span text:style-name="T4">It lives, in terms of size and memory efficiency, between the classic X window managers, like Fluxbox and Wmaker and a full desktop environment like XFCE and GNOME.</text:span></text:p>
        </text:list-item>
        <text:list-item>
          <text:p text:style-name="P13"><text:span text:style-name="T13">I used E19 on my laptop for a bit, right around the time CS:GO came out on Linux.</text:span></text:p>
        </text:list-item>
      </text:list>
      <text:p text:style-name="Standard"/>
      <text:p text:style-name="Standard"><text:span text:style-name="T12">Linux on school / business Chromebooks</text:span></text:p>
      <text:p text:style-name="Standard"><text:a xlink:type="simple" xlink:href="https://www.androidpolice.com/2019/08/26/chromebooks-in-schools-and-businesses-can-now-use-linux-apps/" text:style-name="ListLabel_20_110" text:visited-style-name="ListLabel_20_110"><text:span text:style-name="T16">https://www.androidpolice.com/2019/08/26/chromebooks-in-schools-and-businesses-can-now-use-linux-apps/</text:span></text:a></text:p>
      <text:list xml:id="list811362615" text:style-name="WWNum1">
        <text:list-item>
          <text:p text:style-name="P14"><text:span text:style-name="T4">Since the inset of Project Crostini I was excited by the fact that this meant that thousands of school children would be introduced to Linux apps, GIMP, Tux Paint, the console etc. </text:span></text:p>
        </text:list-item>
        <text:list-item>
          <text:p text:style-name="P14"><text:span text:style-name="T13">That basically enables all the -ng tools to be used in business environments or any managed ChromeOS deployment.</text:span></text:p>
        </text:list-item>
        <text:list-item>
          <text:p text:style-name="P14"><text:span text:style-name="T13">In the meantime, the NHS is still paying Microsoft for Windows XP support.</text:span></text:p>
        </text:list-item>
      </text:list>
      <text:p text:style-name="P8"/>
      <text:p text:style-name="Standard"><text:span text:style-name="T12">Adaptive screen brightness for Linux </text:span></text:p>
      <text:p text:style-name="Standard"><text:a xlink:type="simple" xlink:href="https://github.com/Fushko/gammy" text:style-name="ListLabel_20_110" text:visited-style-name="ListLabel_20_110"><text:span text:style-name="T16">https://github.com/Fushko/gammy</text:span></text:a></text:p>
      <text:list xml:id="list1375518670" text:style-name="WWNum9">
        <text:list-item>
          <text:p text:style-name="P15"><text:span text:style-name="T9">If this is anything like adaptive brightness on Android it will make things slow and never work right. </text:span></text:p>
        </text:list-item>
        <text:list-item>
          <text:p text:style-name="P15"><text:span text:style-name="T4">Gammy periodically takes a screenshot, and then adjusts the brightness accordingly.</text:span></text:p>
        </text:list-item>
        <text:list-item>
          <text:p text:style-name="P15"><text:span text:style-name="T4">The screenshot process is supposed to be hardware accelerated.</text:span></text:p>
        </text:list-item>
        <text:list-item>
          <text:p text:style-name="P15"><text:span text:style-name="T4">GNOME’s Night Light works very well and have enjoyed playing with Redshift and f.lux in the past.</text:span></text:p>
        </text:list-item>
        <text:list-item>
          <text:p text:style-name="P15"><text:soft-page-break/><text:span text:style-name="T13">Android’s adaptive brightness is based on the light coming in through the light sensor/camera.</text:span></text:p>
        </text:list-item>
        <text:list-item>
          <text:p text:style-name="P15"><text:span text:style-name="T13">This is based on what’s on screen.</text:span></text:p>
        </text:list-item>
        <text:list-item>
          <text:p text:style-name="P15"><text:span text:style-name="T13">If there’s a lot of white on the screen, like these show notes, it’ll bring the brightness down.</text:span></text:p>
          <text:list>
            <text:list-item>
              <text:p text:style-name="P23"><text:span text:style-name="T9">Google docs dark-mode, WHEN! </text:span></text:p>
            </text:list-item>
          </text:list>
        </text:list-item>
        <text:list-item>
          <text:p text:style-name="P15"><text:span text:style-name="T13">If the image on screen is very dark, it’ll increase the brightness.</text:span></text:p>
        </text:list-item>
        <text:list-item>
          <text:p text:style-name="P15"><text:span text:style-name="T13">Personally, I hate both this and the Redshift stuff.</text:span></text:p>
        </text:list-item>
        <text:list-item>
          <text:p text:style-name="P15"><text:span text:style-name="T13">I don’t mind the way Android does it, when it works.</text:span></text:p>
        </text:list-item>
      </text:list>
      <text:p text:style-name="P6"/>
      <text:p text:style-name="Standard"><text:span text:style-name="T8">Tracking USB bandwidth usage </text:span></text:p>
      <text:p text:style-name="Standard"><text:a xlink:type="simple" xlink:href="https://www.ostechnix.com/how-to-find-usb-device-bandwidth-usage-on-linux/" text:style-name="ListLabel_20_110" text:visited-style-name="ListLabel_20_110"><text:span text:style-name="T16">https://www.ostechnix.com/how-to-find-usb-device-bandwidth-usage-on-linux/</text:span></text:a></text:p>
      <text:list xml:id="list1836401564" text:style-name="WWNum6">
        <text:list-item>
          <text:p text:style-name="P16"><text:span text:style-name="T9">Top top, htop, nettop, tiptop, usbtop. </text:span></text:p>
        </text:list-item>
        <text:list-item>
          <text:p text:style-name="P16"><text:span text:style-name="T9">A top-like CLI utility that helps us to find USB device bandwidth usage.</text:span></text:p>
        </text:list-item>
        <text:list-item>
          <text:p text:style-name="P16"><text:span text:style-name="T9">This could have been helpful when I had a gang of USB encoders plugged in. </text:span></text:p>
        </text:list-item>
        <text:list-item>
          <text:p text:style-name="P16"><text:span text:style-name="T9">It was a carpshoot as to which ports could deliver the bandwidth.</text:span></text:p>
        </text:list-item>
        <text:list-item>
          <text:p text:style-name="P16"><text:span text:style-name="T4">You can also monitor bandwidth traffic for any USB device, including webcams, printers, mics and DACs.</text:span></text:p>
        </text:list-item>
      </text:list>
      <text:p text:style-name="P3"/>
      <text:p text:style-name="Standard"><text:span text:style-name="T8">Installing DaVinci on Debian </text:span></text:p>
      <text:p text:style-name="Standard"><text:a xlink:type="simple" xlink:href="https://linuxgamecast.com/2019/08/install-davinci-resolve-16-on-debian-10-nvidia/" text:style-name="ListLabel_20_110" text:visited-style-name="ListLabel_20_110"><text:span text:style-name="T16">https://linuxgamecast.com/2019/08/install-davinci-resolve-16-on-debian-10-nvidia/</text:span></text:a></text:p>
      <text:list xml:id="list1570742915" text:style-name="WWNum10">
        <text:list-item>
          <text:p text:style-name="P17"><text:span text:style-name="T9">It works and it’s quite stable. </text:span></text:p>
        </text:list-item>
        <text:list-item>
          <text:p text:style-name="P17"><text:span text:style-name="T9">Even figured out what was causing Fusion to spite-crash. </text:span></text:p>
        </text:list-item>
        <text:list-item>
          <text:p text:style-name="P17"><text:span text:style-name="T9">Also some </text:span><text:a xlink:type="simple" xlink:href="https://linuxgamecast.com/2019/08/davinci-on-linux-import-mp4-mp3/" text:style-name="ListLabel_20_110" text:visited-style-name="ListLabel_20_110"><text:span text:style-name="T16">tips for importing</text:span></text:a><text:span text:style-name="T9"> your media. </text:span></text:p>
        </text:list-item>
        <text:list-item>
          <text:p text:style-name="P17"><text:soft-page-break/><text:span text:style-name="T9">The full version does not have that restriction but I figured you might actually want to use it before dropping $300. </text:span></text:p>
        </text:list-item>
      </text:list>
      <text:p text:style-name="Standard"/>
      <text:p text:style-name="Standard"><text:span text:style-name="T3">MS </text:span><text:span text:style-name="T6">♥ </text:span><text:span text:style-name="T3">Linux</text:span> </text:p>
      <text:p text:style-name="Standard"><text:a xlink:type="simple" xlink:href="https://cloudblogs.microsoft.com/opensource/2019/08/28/exfat-linux-kernel/" text:style-name="ListLabel_20_110" text:visited-style-name="ListLabel_20_110"><text:span text:style-name="T16">https://cloudblogs.microsoft.com/opensource/2019/08/28/exfat-linux-kernel/</text:span></text:a></text:p>
      <text:list xml:id="list3747376650" text:style-name="WWNum11">
        <text:list-item>
          <text:p text:style-name="P18"><text:span text:style-name="T9">I mean, it doesn't appear malicious.</text:span></text:p>
        </text:list-item>
        <text:list-item>
          <text:p text:style-name="P18"><text:span text:style-name="T4">Just today Microsoft announced its support for the exFA Extended File Allocation Table file system in the Linux kernel.</text:span></text:p>
        </text:list-item>
        <text:list-item>
          <text:p text:style-name="P18"><text:span text:style-name="T4">Now our exFAT formatted USB drives and SD cards will live in proper harmony in Linux.</text:span></text:p>
        </text:list-item>
        <text:list-item>
          <text:p text:style-name="P18"><text:span text:style-name="T4">It was only a matter of time before this would happen.</text:span></text:p>
        </text:list-item>
        <text:list-item>
          <text:p text:style-name="P18"><text:span text:style-name="T13">When Microsoft made all those patents available a couple months back, I did point out that there was one they were holding on to.</text:span></text:p>
        </text:list-item>
        <text:list-item>
          <text:p text:style-name="P18"><text:span text:style-name="T13">The same one they’ve been using to extort money from Linux, Android and just about everyone else.</text:span></text:p>
        </text:list-item>
        <text:list-item>
          <text:p text:style-name="P18"><text:span text:style-name="T13">I’m glad they don’t feel the need to nickel and dime people anymore for that.</text:span></text:p>
        </text:list-item>
      </text:list>
      <text:p text:style-name="Standard"><draw:rect text:anchor-type="as-char" style:rel-width="100%" draw:z-index="5" draw:style-name="gr1" draw:text-style-name="P25" svg:width="0.0012in" svg:height="0.0213in"><text:p/></draw:rect></text:p>
      <text:p text:style-name="Standard">Plugs</text:p>
      <text:p text:style-name="Standard"/>
      <text:p text:style-name="P1">JellyBean (inc pledge)</text:p>
      <text:p text:style-name="Standard"><draw:rect text:anchor-type="as-char" style:rel-width="100%" draw:z-index="6" draw:style-name="gr1" draw:text-style-name="P25" svg:width="0.0012in" svg:height="0.0213in"><text:p/></draw:rect></text:p>
      <text:p text:style-name="Standard">Slice of Pi</text:p>
      <text:p text:style-name="Standard"/>
      <text:p text:style-name="Standard"><text:span text:style-name="T12">2 months of Pi 4</text:span></text:p>
      <text:p text:style-name="Standard"><text:a xlink:type="simple" xlink:href="https://www.zdnet.com/article/raspberry-pi-4-and-raspbian-two-months-in-heres-what-ive-learned-so-far/" text:style-name="ListLabel_20_110" text:visited-style-name="ListLabel_20_110"><text:span text:style-name="T16">https://www.zdnet.com/article/raspberry-pi-4-and-raspbian-two-months-in-heres-what-ive-learned-so-far/</text:span></text:a></text:p>
      <text:list xml:id="list3263009832" text:style-name="WWNum12">
        <text:list-item>
          <text:p text:style-name="P19"><text:span text:style-name="T13">It’s only been 2 months since the announcement</text:span></text:p>
        </text:list-item>
      </text:list>
      <text:p text:style-name="Standard"><text:soft-page-break/><draw:rect text:anchor-type="as-char" style:rel-width="100%" draw:z-index="7" draw:style-name="gr1" draw:text-style-name="P25" svg:width="0.0012in" svg:height="0.0213in"><text:p/></draw:rect></text:p>
      <text:p text:style-name="Standard">Feedback</text:p>
      <text:p text:style-name="Standard"/>
      <text:p text:style-name="Standard">Hoops </text:p>
      <text:p text:style-name="Standard"><text:a xlink:type="simple" xlink:href="https://linuxgamecast.com/bradley/?KWz8qjt" text:style-name="ListLabel_20_110" text:visited-style-name="ListLabel_20_110"><text:span text:style-name="T16">https://linuxgamecast.com/bradley/?KWz8qjt</text:span></text:a></text:p>
      <text:list xml:id="list3932950951" text:style-name="WWNum2">
        <text:list-item>
          <text:p text:style-name="P20"><text:span text:style-name="T9">12 minute renders. </text:span></text:p>
        </text:list-item>
      </text:list>
      <text:p text:style-name="P7"/>
      <text:p text:style-name="P1">Lists</text:p>
      <text:p text:style-name="P1"><text:a xlink:type="simple" xlink:href="https://linuxgamecast.com/bradley/?3HhrRVE" text:style-name="ListLabel_20_110" text:visited-style-name="ListLabel_20_110"><text:span text:style-name="T16">https://linuxgamecast.com/bradley/?3HhrRV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4" meta:word-count="1269" meta:character-count="7736" meta:non-whitespace-character-count="6628"/>
    <meta:generator>LibreOfficeDev/6.0.5.2$Linux_X86_64 LibreOffice_project/</meta:generator>
  </office:meta>
</office:document-meta>
</file>